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249cm" fo:margin-left="-0.191cm" fo:margin-top="0cm" fo:margin-bottom="0cm" table:align="left" style:writing-mode="lr-tb"/>
    </style:style>
    <style:style style:name="Tabela1.A" style:family="table-column">
      <style:table-column-properties style:column-width="2.094cm"/>
    </style:style>
    <style:style style:name="Tabela1.B" style:family="table-column">
      <style:table-column-properties style:column-width="8.348cm"/>
    </style:style>
    <style:style style:name="Tabela1.C" style:family="table-column">
      <style:table-column-properties style:column-width="4.807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style:min-row-height="0.901cm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Default">
      <style:paragraph-properties fo:margin-left="0.635cm" fo:margin-right="0cm" fo:margin-top="0cm" fo:margin-bottom="0.035cm" style:contextual-spacing="false" fo:text-indent="0cm" style:auto-text-indent="false"/>
      <style:text-properties fo:font-size="11.5pt" style:font-size-asian="11.5pt" style:font-size-complex="11.5pt"/>
    </style:style>
    <style:style style:name="P2" style:family="paragraph" style:parent-style-name="Default">
      <style:paragraph-properties fo:margin-top="0cm" fo:margin-bottom="0.035cm" style:contextual-spacing="false"/>
      <style:text-properties fo:font-size="11.5pt" style:font-size-asian="11.5pt" style:font-size-complex="11.5pt"/>
    </style:style>
    <style:style style:name="P3" style:family="paragraph" style:parent-style-name="Standard">
      <style:paragraph-properties fo:line-height="150%" fo:text-align="justify" style:justify-single-word="false" fo:orphans="0" fo:widows="0"/>
      <style:text-properties style:font-name-complex="Arial1"/>
    </style:style>
    <style:style style:name="P4" style:family="paragraph" style:parent-style-name="Standard">
      <style:paragraph-properties fo:line-height="150%" fo:text-align="center" style:justify-single-word="false" fo:orphans="0" fo:widows="0"/>
      <style:text-properties style:font-name-complex="Arial1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-complex="Arial1"/>
    </style:style>
    <style:style style:name="P6" style:family="paragraph" style:parent-style-name="Standard">
      <style:paragraph-properties fo:line-height="150%" fo:text-align="justify" style:justify-single-word="false" fo:orphans="0" fo:widows="0"/>
      <style:text-properties officeooo:rsid="00225abf" officeooo:paragraph-rsid="00225abf" style:font-name-complex="Arial1"/>
    </style:style>
    <style:style style:name="P7" style:family="paragraph" style:parent-style-name="Standard">
      <style:paragraph-properties fo:line-height="150%" fo:text-align="justify" style:justify-single-word="false" fo:orphans="0" fo:widows="0"/>
    </style:style>
    <style:style style:name="P8" style:family="paragraph" style:parent-style-name="Standard">
      <style:paragraph-properties fo:line-height="150%" fo:text-align="justify" style:justify-single-word="false" fo:orphans="0" fo:widows="0"/>
      <style:text-properties officeooo:paragraph-rsid="00225abf"/>
    </style:style>
    <style:style style:name="P9" style:family="paragraph" style:parent-style-name="Standard">
      <style:paragraph-properties fo:line-height="150%" fo:orphans="0" fo:widows="0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7030a0" loext:opacity="100%" style:font-name-complex="Arial1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 style:font-name-complex="Arial1" style:font-weight-complex="bold"/>
    </style:style>
    <style:style style:name="P13" style:family="paragraph" style:parent-style-name="Standard">
      <style:paragraph-properties fo:margin-left="0.635cm" fo:margin-right="0cm" fo:text-align="justify" style:justify-single-word="false" fo:text-indent="0cm" style:auto-text-indent="false" fo:break-before="page"/>
      <style:text-properties fo:font-weight="bold" style:font-weight-asian="bold" style:font-name-complex="Arial1" style:font-weight-complex="bold"/>
    </style:style>
    <style:style style:name="P14" style:family="paragraph" style:parent-style-name="Standard">
      <style:paragraph-properties fo:line-height="150%" fo:text-align="justify" style:justify-single-word="false" fo:orphans="0" fo:widows="0"/>
      <style:text-properties fo:font-weight="bold" style:font-weight-asian="bold" style:font-name-complex="Arial1" style:font-weight-complex="bold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fo:font-weight="bold" officeooo:paragraph-rsid="00225abf" style:font-weight-asian="bold" style:font-name-complex="Arial1" style:font-weight-complex="bold"/>
    </style:style>
    <style:style style:name="P16" style:family="paragraph" style:parent-style-name="Standard">
      <style:paragraph-properties fo:line-height="150%" fo:text-align="justify" style:justify-single-word="false" fo:orphans="0" fo:widows="0"/>
      <style:text-properties fo:font-weight="bold" officeooo:rsid="00225abf" officeooo:paragraph-rsid="00225abf" style:font-weight-asian="bold" style:font-name-complex="Arial1" style:font-weight-complex="bold"/>
    </style:style>
    <style:style style:name="P17" style:family="paragraph" style:parent-style-name="Standard">
      <style:paragraph-properties fo:line-height="150%" fo:text-align="justify" style:justify-single-word="false" fo:orphans="0" fo:widows="0"/>
      <style:text-properties fo:font-weight="normal" officeooo:rsid="00225abf" officeooo:paragraph-rsid="00225abf" style:font-weight-asian="normal" style:font-name-complex="Arial1" style:font-weight-complex="normal"/>
    </style:style>
    <style:style style:name="P18" style:family="paragraph" style:parent-style-name="Default" style:list-style-name="WWNum1">
      <style:paragraph-properties fo:margin-left="0.635cm" fo:margin-right="0cm" fo:margin-top="0cm" fo:margin-bottom="0.035cm" style:contextual-spacing="false" fo:text-indent="-0.635cm" style:auto-text-indent="false"/>
      <style:text-properties officeooo:paragraph-rsid="0025d1f8"/>
    </style:style>
    <style:style style:name="P19" style:family="paragraph" style:parent-style-name="Default" style:list-style-name="WWNum1">
      <style:paragraph-properties fo:margin-left="0.635cm" fo:margin-right="0cm" fo:margin-top="0cm" fo:margin-bottom="0.035cm" style:contextual-spacing="false" fo:text-indent="-0.635cm" style:auto-text-indent="false"/>
    </style:style>
    <style:style style:name="T1" style:family="text">
      <style:text-properties style:font-name-complex="Arial1"/>
    </style:style>
    <style:style style:name="T2" style:family="text">
      <style:text-properties officeooo:rsid="00212695" style:font-name-complex="Arial1"/>
    </style:style>
    <style:style style:name="T3" style:family="text">
      <style:text-properties officeooo:rsid="00225abf" style:font-name-complex="Arial1"/>
    </style:style>
    <style:style style:name="T4" style:family="text">
      <style:text-properties fo:color="#00b0f0" loext:opacity="100%"/>
    </style:style>
    <style:style style:name="T5" style:family="text">
      <style:text-properties fo:color="#00b0f0" loext:opacity="100%" style:font-name-complex="Arial1"/>
    </style:style>
    <style:style style:name="T6" style:family="text">
      <style:text-properties fo:color="#00b0f0" loext:opacity="100%" officeooo:rsid="00212695" style:font-name-complex="Arial1"/>
    </style:style>
    <style:style style:name="T7" style:family="text">
      <style:text-properties fo:color="#00b0f0" loext:opacity="100%" officeooo:rsid="00212695"/>
    </style:style>
    <style:style style:name="T8" style:family="text">
      <style:text-properties fo:color="#00b0f0" loext:opacity="100%" style:font-name="Arial" fo:font-size="12pt" officeooo:rsid="00212695" style:font-name-asian="Times New Roman1" style:font-size-asian="12pt" style:font-name-complex="Times New Roman1" style:font-size-complex="12pt"/>
    </style:style>
    <style:style style:name="T9" style:family="text">
      <style:text-properties fo:color="#00b050" loext:opacity="100%"/>
    </style:style>
    <style:style style:name="T10" style:family="text">
      <style:text-properties fo:color="#00b050" loext:opacity="100%" style:font-name-complex="Arial1"/>
    </style:style>
    <style:style style:name="T11" style:family="text">
      <style:text-properties fo:color="#ff0000" loext:opacity="100%" style:font-name-complex="Arial1"/>
    </style:style>
    <style:style style:name="T12" style:family="text">
      <style:text-properties fo:font-size="11.5pt" fo:font-weight="bold" style:font-size-asian="11.5pt" style:font-weight-asian="bold" style:font-size-complex="11.5pt" style:font-weight-complex="bold"/>
    </style:style>
    <style:style style:name="T13" style:family="text">
      <style:text-properties fo:font-size="11.5pt" fo:font-weight="bold" officeooo:rsid="00233c4c" style:font-size-asian="11.5pt" style:font-weight-asian="bold" style:font-size-complex="11.5pt" style:font-weight-complex="bold"/>
    </style:style>
    <style:style style:name="T14" style:family="text">
      <style:text-properties fo:font-size="11.5pt" style:font-size-asian="11.5pt" style:font-size-complex="11.5pt"/>
    </style:style>
    <style:style style:name="T15" style:family="text">
      <style:text-properties fo:font-size="11.5pt" officeooo:rsid="00225abf" style:font-size-asian="11.5pt" style:font-size-complex="11.5pt"/>
    </style:style>
    <style:style style:name="T16" style:family="text">
      <style:text-properties fo:font-size="11.5pt" officeooo:rsid="00233c4c" style:font-size-asian="11.5pt" style:font-size-complex="11.5pt"/>
    </style:style>
    <style:style style:name="T17" style:family="text">
      <style:text-properties fo:font-size="11.5pt" officeooo:rsid="0025d1f8" style:font-size-asian="11.5pt" style:font-size-complex="11.5pt"/>
    </style:style>
    <style:style style:name="T18" style:family="text">
      <style:text-properties fo:font-size="11.5pt" officeooo:rsid="0026d45c" style:font-size-asian="11.5pt" style:font-size-complex="11.5pt"/>
    </style:style>
    <style:style style:name="T19" style:family="text">
      <style:text-properties fo:font-size="11.5pt" fo:font-style="italic" fo:font-weight="bold" style:font-size-asian="11.5pt" style:font-style-asian="italic" style:font-weight-asian="bold" style:font-size-complex="11.5pt" style:font-style-complex="italic" style:font-weight-complex="bold"/>
    </style:style>
    <style:style style:name="T20" style:family="text">
      <style:text-properties fo:color="#000000" loext:opacity="100%" style:font-name="Arial" fo:font-size="11.5pt" style:font-size-asian="11.5pt" style:font-name-complex="Arial1" style:font-size-complex="11.5pt"/>
    </style:style>
    <style:style style:name="T21" style:family="text">
      <style:text-properties fo:color="#000000" loext:opacity="100%" style:font-name="Arial" fo:font-size="11.5pt" officeooo:rsid="00233c4c" style:font-size-asian="11.5pt" style:font-name-complex="Arial1" style:font-size-complex="11.5pt"/>
    </style:style>
    <style:style style:name="T22" style:family="text">
      <style:text-properties fo:color="#000000" loext:opacity="100%" style:font-name="Arial" fo:font-size="11.5pt" officeooo:rsid="0025d1f8" style:font-size-asian="11.5pt" style:font-name-complex="Arial1" style:font-size-complex="11.5pt"/>
    </style:style>
    <style:style style:name="T23" style:family="text">
      <style:text-properties fo:color="#000000" loext:opacity="100%" style:font-name="Arial" fo:font-size="11.5pt" fo:font-weight="bold" officeooo:rsid="00233c4c" style:font-size-asian="11.5pt" style:font-weight-asian="bold" style:font-name-complex="Arial1" style:font-size-complex="11.5pt" style:font-weight-complex="bold"/>
    </style:style>
    <style:style style:name="T24" style:family="text">
      <style:text-properties fo:color="#000000" loext:opacity="100%" style:font-name="Arial" fo:font-size="12pt" officeooo:rsid="0025d1f8" style:font-size-asian="12pt" style:font-name-complex="Arial1" style:font-size-complex="12pt"/>
    </style:style>
    <style:style style:name="T25" style:family="text">
      <style:text-properties officeooo:rsid="0025d1f8"/>
    </style:style>
    <style:style style:name="T26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Fatores críticos e seus pesos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">Pesos</text:p>
          </table:table-cell>
          <table:table-cell table:style-name="Tabela1.A1" office:value-type="string">
            <text:p text:style-name="P3">Fatores críticos e %</text:p>
          </table:table-cell>
          <table:table-cell table:style-name="Tabela1.A1" office:value-type="string">
            <text:p text:style-name="P3">Grupo Majoritário</text:p>
          </table:table-cell>
        </table:table-row>
        <table:table-row table:style-name="Tabela1.2">
          <table:table-cell table:style-name="Tabela1.A2" office:value-type="string">
            <text:p text:style-name="P4">1</text:p>
          </table:table-cell>
          <table:table-cell table:style-name="Tabela1.A1" office:value-type="string">
            <text:p text:style-name="P3">Papel ou função:</text:p>
            <text:p text:style-name="P10"><text:span text:style-name="T7">Usu</text:span><text:span text:style-name="T8">ário(Cliente)</text:span><text:span text:style-name="T4"> </text:span><text:span text:style-name="T1">–</text:span> 100%</text:p>
          </table:table-cell>
          <table:table-cell table:style-name="Tabela1.A1" office:value-type="string">
            <text:p text:style-name="P3"/>
            <text:p text:style-name="P14">300</text:p>
          </table:table-cell>
        </table:table-row>
        <table:table-row table:style-name="Tabela1.1">
          <table:table-cell table:style-name="Tabela1.A2" office:value-type="string">
            <text:p text:style-name="P4">3</text:p>
          </table:table-cell>
          <table:table-cell table:style-name="Tabela1.A1" office:value-type="string">
            <text:p text:style-name="P3">Familiaridade com computadores:</text:p>
            <text:p text:style-name="P9"><text:span text:style-name="normaltextrun"><text:span text:style-name="T9">Iniciante </text:span></text:span><text:span text:style-name="T1">– </text:span><text:span text:style-name="T3">15</text:span><text:span text:style-name="normaltextrun">%</text:span></text:p>
            <text:p text:style-name="P9"><text:span text:style-name="normaltextrun"><text:span text:style-name="T9">Intermediários </text:span></text:span><text:span text:style-name="T1">– </text:span><text:span text:style-name="T3">60</text:span><text:span text:style-name="normaltextrun">%</text:span></text:p>
            <text:p text:style-name="P9"><text:span text:style-name="normaltextrun"><text:span text:style-name="T9">Experientes </text:span></text:span><text:span text:style-name="T1">– </text:span><text:span text:style-name="T3">25</text:span><text:span text:style-name="normaltextrun">%</text:span></text:p>
          </table:table-cell>
          <table:table-cell table:style-name="Tabela1.A1" office:value-type="string">
            <text:p text:style-name="P3"/>
            <text:p text:style-name="P6">45</text:p>
            <text:p text:style-name="P15">180</text:p>
            <text:p text:style-name="P6">75</text:p>
          </table:table-cell>
        </table:table-row>
        <table:table-row table:style-name="Tabela1.1">
          <table:table-cell table:style-name="Tabela1.A2" office:value-type="string">
            <text:p text:style-name="P4">3</text:p>
          </table:table-cell>
          <table:table-cell table:style-name="Tabela1.A1" office:value-type="string">
            <text:p text:style-name="P3">Conhecimento do domínio da aplicação:</text:p>
            <text:p text:style-name="P7"><text:span text:style-name="T5">Novato </text:span><text:span text:style-name="T1">– </text:span><text:span text:style-name="T3">15</text:span><text:span text:style-name="T1">%</text:span></text:p>
            <text:p text:style-name="P7"><text:span text:style-name="T5">Intermediários </text:span><text:span text:style-name="T1">– </text:span><text:span text:style-name="T3">60</text:span><text:span text:style-name="T1">%</text:span></text:p>
            <text:p text:style-name="P7"><text:span text:style-name="T5">Especialistas </text:span><text:span text:style-name="T1">– </text:span><text:span text:style-name="T3">25</text:span><text:span text:style-name="T1">%</text:span></text:p>
          </table:table-cell>
          <table:table-cell table:style-name="Tabela1.A1" office:value-type="string">
            <text:p text:style-name="P3"/>
            <text:p text:style-name="P17">45</text:p>
            <text:p text:style-name="P16">180</text:p>
            <text:p text:style-name="P6">75</text:p>
          </table:table-cell>
        </table:table-row>
        <table:table-row table:style-name="Tabela1.1">
          <table:table-cell table:style-name="Tabela1.A2" office:value-type="string">
            <text:p text:style-name="P4">2</text:p>
          </table:table-cell>
          <table:table-cell table:style-name="Tabela1.A1" office:value-type="string">
            <text:p text:style-name="P3">Frequência de uso da aplicação:</text:p>
            <text:p text:style-name="P7"><text:span text:style-name="T10">Frequente </text:span><text:span text:style-name="T1">– </text:span><text:span text:style-name="T2">5</text:span><text:span text:style-name="T1">%</text:span></text:p>
            <text:p text:style-name="P7"><text:span text:style-name="T10">Ocasional </text:span><text:span text:style-name="T1">– </text:span><text:span text:style-name="T2">95</text:span><text:span text:style-name="T1">%</text:span></text:p>
          </table:table-cell>
          <table:table-cell table:style-name="Tabela1.A1" office:value-type="string">
            <text:p text:style-name="P3"/>
            <text:p text:style-name="P6">15</text:p>
            <text:p text:style-name="P16">285</text:p>
          </table:table-cell>
        </table:table-row>
        <table:table-row table:style-name="Tabela1.1">
          <table:table-cell table:style-name="Tabela1.A2" office:value-type="string">
            <text:p text:style-name="P4">2</text:p>
          </table:table-cell>
          <table:table-cell table:style-name="Tabela1.A1" office:value-type="string">
            <text:p text:style-name="P7"><text:span text:style-name="T1">Contexto sociocultural </text:span><text:span text:style-name="T11">idioma</text:span></text:p>
            <text:p text:style-name="P7"><text:span text:style-name="T5">Estrangeiro </text:span><text:span text:style-name="T1">– </text:span><text:span text:style-name="T2">10</text:span><text:span text:style-name="T1">%</text:span></text:p>
            <text:p text:style-name="P7"><text:span text:style-name="T5">Português/</text:span><text:span text:style-name="T6">BR</text:span><text:span text:style-name="T5"> </text:span><text:span text:style-name="T1">– </text:span><text:span text:style-name="T2">90</text:span><text:span text:style-name="T1">%</text:span></text:p>
          </table:table-cell>
          <table:table-cell table:style-name="Tabela1.A1" office:value-type="string">
            <text:p text:style-name="P3"/>
            <text:p text:style-name="P6">30</text:p>
            <text:p text:style-name="P16">270</text:p>
          </table:table-cell>
        </table:table-row>
        <table:table-row table:style-name="Tabela1.1">
          <table:table-cell table:style-name="Tabela1.A2" office:value-type="string">
            <text:p text:style-name="P4">5</text:p>
          </table:table-cell>
          <table:table-cell table:style-name="Tabela1.A1" office:value-type="string">
            <text:p text:style-name="P3">Segurança</text:p>
            <text:p text:style-name="P7"><text:span text:style-name="T10">Necessita </text:span><text:span text:style-name="T1">– 100%</text:span></text:p>
          </table:table-cell>
          <table:table-cell table:style-name="Tabela1.A1" office:value-type="string">
            <text:p text:style-name="P3"/>
            <text:p text:style-name="P14">300</text:p>
          </table:table-cell>
        </table:table-row>
        <table:table-row table:style-name="Tabela1.1">
          <table:table-cell table:style-name="Tabela1.A2" office:value-type="string">
            <text:p text:style-name="P4">5</text:p>
          </table:table-cell>
          <table:table-cell table:style-name="Tabela1.A1" office:value-type="string">
            <text:p text:style-name="P3">Acessibilidade</text:p>
            <text:p text:style-name="P8"><text:span text:style-name="T5">Necessitam </text:span><text:span text:style-name="T1">– </text:span><text:span text:style-name="T3">25</text:span><text:span text:style-name="T1">%</text:span></text:p>
            <text:p text:style-name="P7"><text:span text:style-name="T5">Não necessitam </text:span><text:span text:style-name="T1">– </text:span><text:span text:style-name="T3">75</text:span><text:span text:style-name="T1">%</text:span></text:p>
          </table:table-cell>
          <table:table-cell table:style-name="Tabela1.A1" office:value-type="string">
            <text:p text:style-name="P3"/>
            <text:p text:style-name="P6">75</text:p>
            <text:p text:style-name="P16">225</text:p>
          </table:table-cell>
        </table:table-row>
      </table:table>
      <text:p text:style-name="P11"/>
      <text:p text:style-name="P5"/>
      <text:p text:style-name="P13">Análise:</text:p>
      <text:p text:style-name="P12"/>
      <text:list xml:id="list3280710553" text:style-name="WWNum1">
        <text:list-item>
          <text:p text:style-name="P18"><text:span text:style-name="T12">Familiaridade dos </text:span><text:span text:style-name="T13">usu</text:span><text:span text:style-name="T23">ários</text:span><text:span text:style-name="T12"> com computadores – </text:span><text:span text:style-name="T14">Os usuários que </text:span><text:span text:style-name="T16">entram no site para verificar planos de turismo</text:span><text:span text:style-name="T14"> são representados por </text:span><text:span text:style-name="T16">usu</text:span><text:span text:style-name="T21">ários/clientes</text:span><text:span text:style-name="T14">, sua maioria são pessoas </text:span><text:span text:style-name="T16">iniciantes/intermedi</text:span><text:span text:style-name="T21">árias</text:span><text:span text:style-name="T14"> em relação à familiaridade com computadores. Como a atividade é simples, os usuários conseguem aprender a utilizá-la com facilidade, exigindo apenas uma experiência básica. </text:span><text:span text:style-name="T17">O</text:span><text:span text:style-name="T16">s usu</text:span><text:span text:style-name="T21">ários intermediários são representados por pessoas que já acessaram sites de agências de turismo para realizar qualquer tipo de deslocamento entre cidades, geralmente são pessoas que recorrentemente realizam viagens</text:span><text:span text:style-name="T14">.</text:span></text:p>
        </text:list-item>
      </text:list>
      <text:p text:style-name="P1"/>
      <text:list xml:id="list193217397631717" text:continue-numbering="true" text:style-name="WWNum1">
        <text:list-item>
          <text:p text:style-name="P19"><text:span text:style-name="T12">Frequência de uso da aplicação – </text:span><text:span text:style-name="T14">Uso ocasional para a maioria dos usuários, tendo em vista que muitos </text:span><text:span text:style-name="T16">usu</text:span><text:span text:style-name="T21">ários</text:span><text:span text:style-name="T14"> utilizam a ferramenta ocasionalmente para </text:span><text:span text:style-name="T16">realizar viagens e passeios apenas </text:span><text:span text:style-name="T14">em alguns períodos específicos (</text:span><text:span text:style-name="T16">durante as f</text:span><text:span text:style-name="T21">érias, por exemplo</text:span><text:span text:style-name="T14">).</text:span></text:p>
        </text:list-item>
      </text:list>
      <text:p text:style-name="P2"/>
      <text:list xml:id="list193217268992512" text:continue-numbering="true" text:style-name="WWNum1">
        <text:list-item>
          <text:p text:style-name="P19"><text:span text:style-name="T12">Conhecimento da aplicação – </text:span><text:span text:style-name="T14">Está atrelado à familiaridade com computadores, </text:span><text:span text:style-name="T17">embora a interface j</text:span><text:span text:style-name="T22">á esteja bem limpa e clara, </text:span><text:span text:style-name="T14">após o </text:span><text:span text:style-name="T17">usu</text:span><text:span text:style-name="T22">ário realizar o primeiro acesso e/ou verificar planos/pacotes/serviços</text:span><text:span text:style-name="T14">, </text:span><text:span text:style-name="T17">o mesmo </text:span><text:span text:style-name="T14">consegu</text:span><text:span text:style-name="T17">ir</text:span><text:span text:style-name="T22">á</text:span><text:span text:style-name="T14"> uma boa facilidade para identificar onde est</text:span><text:span text:style-name="T20">ã</text:span><text:span text:style-name="T22">o</text:span><text:span text:style-name="T14"> localizada</text:span><text:span text:style-name="T17">s todas</text:span><text:span text:style-name="T14"> a</text:span><text:span text:style-name="T17">s</text:span><text:span text:style-name="T14"> área</text:span><text:span text:style-name="T17">s</text:span><text:span text:style-name="T14"> de </text:span><text:span text:style-name="T17">informaç</text:span><text:span text:style-name="T22">ão</text:span><text:span text:style-name="T14">, sendo </text:span><text:span text:style-name="T17">ainda </text:span><text:span text:style-name="T14">mais fácil das próximas vezes. </text:span></text:p>
        </text:list-item>
      </text:list>
      <text:p text:style-name="P1"/>
      <text:list xml:id="list193218309102995" text:continue-numbering="true" text:style-name="WWNum1">
        <text:list-item>
          <text:p text:style-name="P19"><text:span text:style-name="T12">Contexto sociocultural (idioma) -</text:span><text:span text:style-name="T14"> </text:span>Embora o número de usuários estrangeiros e aqueles que necessitam de recursos de acessibilidade seja baixo, é interessante que a interface esteja disponível em outros idiomas, <text:span text:style-name="T25">facilitando o entendimento dos usu</text:span><text:span text:style-name="T24">ários estrangeiros e, consequentemente, captando mais clientes</text:span>.</text:p>
        </text:list-item>
      </text:list>
      <text:p text:style-name="P2"/>
      <text:list xml:id="list193218575888121" text:continue-numbering="true" text:style-name="WWNum1">
        <text:list-item>
          <text:p text:style-name="P19"><text:span text:style-name="T12">Segurança – </text:span><text:span text:style-name="T14">A segurança é o item principal! A necessidade de ter segurança na plataforma se faz necessária por se tratar de uma aplicação (site) web e, garantir a integridade dos dados do usuário é um quesito indispensável, além de estar previsto na </text:span><text:span text:style-name="T19">LGPD</text:span><text:span text:style-name="T14">.</text:span></text:p>
        </text:list-item>
      </text:list>
      <text:p text:style-name="P1"/>
      <text:list xml:id="list193217203148588" text:continue-numbering="true" text:style-name="WWNum1">
        <text:list-item>
          <text:p text:style-name="P19"><text:span text:style-name="T12">Acessibilidade – </text:span><text:span text:style-name="T14">Não se mostra </text:span><text:span text:style-name="T17">totalmente </text:span><text:span text:style-name="T14">necessária, porém é </text:span><text:span text:style-name="T17">preciso</text:span><text:span text:style-name="T14"> incluir recursos de acessibilidade para atender às exigências legais e </text:span><text:span text:style-name="T15">fundamental</text:span><text:span text:style-name="T17">mente</text:span><text:span text:style-name="T14"> garantir que todos os usuários possam utilizar a aplicação, </text:span><text:span text:style-name="T15">principalmente pelo fato de o site ser composto </text:span><text:span text:style-name="T18">por</text:span><text:span text:style-name="T15"> muitas imagens</text:span><text:span text:style-name="T14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pt" style:country-asian="BR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t" fo:country="BR" style:letter-kerning="false" style:font-name-asian="Calibri1" style:font-size-asian="10pt" style:language-asian="pt" style:country-asian="BR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aragraph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ia</meta:initial-creator>
    <meta:editing-cycles>16</meta:editing-cycles>
    <meta:print-date>2017-05-04T19:38:00</meta:print-date>
    <meta:creation-date>2024-05-21T22:47:00</meta:creation-date>
    <dc:date>2024-06-18T19:32:16.888377856</dc:date>
    <meta:editing-duration>PT1H17M27S</meta:editing-duration>
    <meta:generator>LibreOffice/7.3.7.2$Linux_X86_64 LibreOffice_project/30$Build-2</meta:generator>
    <meta:document-statistic meta:table-count="1" meta:image-count="0" meta:object-count="0" meta:page-count="2" meta:paragraph-count="53" meta:word-count="381" meta:character-count="2595" meta:non-whitespace-character-count="2253"/>
    <meta:user-defined meta:name="AppVersion">16.0000</meta:user-defined>
    <meta:user-defined meta:name="ContentTypeId">0x010100211349ADD42FAF41B6AD2DC1F42CB871</meta:user-defined>
    <meta:user-defined meta:name="ICV">DD1F8F4422034376A4FC6841DBD36736_12</meta:user-defined>
    <meta:user-defined meta:name="KSOProductBuildVer">1033-12.2.0.16909</meta:user-defined>
    <meta:user-defined meta:name="MediaServiceImageTags" meta:value-type="string"/>
    <meta:template xlink:type="simple" xlink:actuate="onRequest" xlink:title="Normal.dotm" xlink:href=""/>
  </office:meta>
</office:document-meta>
</file>